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3.46mm"/>
    </style:style>
    <style:style style:name="co2" style:family="table-column">
      <style:table-column-properties fo:break-before="auto" style:column-width="95.78mm"/>
    </style:style>
    <style:style style:name="co3" style:family="table-column">
      <style:table-column-properties fo:break-before="auto" style:column-width="134.14mm"/>
    </style:style>
    <style:style style:name="co4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La Biblioteca di Atlan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tolo</text:p>
          </table:table-cell>
          <table:table-cell table:style-name="ce2"/>
          <table:table-cell table:style-name="ce2" office:value-type="string" calcext:value-type="string">
            <text:p>formato</text:p>
          </table:table-cell>
          <table:table-cell table:style-name="ce2" office:value-type="string" calcext:value-type="string">
            <text:p>dim.(Kb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ANDI OPERE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<text:a xlink:href="https://www.atlanteambientale.it/biblioteca/grandiopere/3_Ponte/3_Ponte_a_02_00_00_00.dwf" xlink:type="simple">Terzo ponte sul Fiume Po</text:a></text:p>
          </table:table-cell>
          <table:table-cell table:style-name="ce4"/>
          <table:table-cell table:style-name="ce4" office:value-type="string" calcext:value-type="string">
            <text:p>DWF</text:p>
          </table:table-cell>
          <table:table-cell table:style-name="ce5" office:value-type="time" office:time-value="PT12H21M00S" calcext:value-type="time">
            <text:p>12.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<text:a xlink:href="https://www.atlanteambientale.it/biblioteca/grandiopere/AV_AC/A20211DE2C3IF0001001B.dwf" xlink:type="simple">Linea ferroviaria AV/AC</text:a></text:p>
          </table:table-cell>
          <table:table-cell table:style-name="ce4"/>
          <table:table-cell table:style-name="ce4" office:value-type="string" calcext:value-type="string">
            <text:p>DWF</text:p>
          </table:table-cell>
          <table:table-cell table:style-name="ce5" office:value-type="time" office:time-value="PT17H20M00S" calcext:value-type="time">
            <text:p>17.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grandiopere/BreBeMi/BBM_Tracciato_da_sito_BreBeMi_2012_08_22.pdf" xlink:type="simple">Bre-Be-Mi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4" office:value-type="float" office:value="478" calcext:value-type="float">
            <text:p>4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grandiopere/Cremona_Mantova/D000GX00TGG00PP022.dwf" xlink:type="simple">Cremona-Mantova Tav 1</text:a></text:p>
          </table:table-cell>
          <table:table-cell table:style-name="ce4"/>
          <table:table-cell table:style-name="ce4" office:value-type="string" calcext:value-type="string">
            <text:p>DWF</text:p>
          </table:table-cell>
          <table:table-cell table:style-name="ce6" office:value-type="time" office:time-value="PT71H20M00S" calcext:value-type="time">
            <text:p>71.20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grandiopere/Cremona_Mantova/---D000GX00TGG00PP012.dwf" xlink:type="simple">Cremona-Mantova Tav 2</text:a></text:p>
          </table:table-cell>
          <table:table-cell table:style-name="ce4"/>
          <table:table-cell table:style-name="ce4" office:value-type="string" calcext:value-type="string">
            <text:p>DWF</text:p>
          </table:table-cell>
          <table:table-cell table:style-name="ce5" office:value-type="time" office:time-value="PT13H55M00S" calcext:value-type="time">
            <text:p>13.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grandiopere/TiBre/RAAA-GNRL-PD-01-01-04.dwf" xlink:type="simple">Ti-Bre</text:a></text:p>
          </table:table-cell>
          <table:table-cell table:style-name="ce4"/>
          <table:table-cell table:style-name="ce4" office:value-type="string" calcext:value-type="string">
            <text:p>DWF</text:p>
          </table:table-cell>
          <table:table-cell table:style-name="ce5" office:value-type="time" office:time-value="PT06H53M00S" calcext:value-type="time">
            <text:p>6.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grandiopere/paullese/Paullese_lotto_I_PE_Corografia.pdf" xlink:type="simple">Paullese - Lotto I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6" office:value-type="time" office:time-value="PT29H23M00S" calcext:value-type="time">
            <text:p>29.23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grandiopere/paullese/Paullese_lotto_II_PE_Corografia.pdf" xlink:type="simple">Paullese - Lotto II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05H27M00S" calcext:value-type="time">
            <text:p>5.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imo censimento degli alberi notevoli e monumentali della Provincia di Cremona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AlbMonum/AlberiNotevoliSchede.pdf" xlink:type="simple">Relazione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7H46M00S" calcext:value-type="time">
            <text:p>17.4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ISSIL 2007-201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DAISSIL/Daissil%20Cremona.pdf" xlink:type="simple">Relazione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6" office:value-type="time" office:time-value="PT28H09M00S" calcext:value-type="time">
            <text:p>28.09.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ealizzazione di un modello preliminare del flusso idrico nel sistema acquifero della provincia di Cremon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www.atlanteambientale.it/biblioteca/flussoidrico/Relazione%20finale/UNIMI_ProvCremona_2007.pdf" xlink:type="simple">Relazione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6" office:value-type="time" office:time-value="PT24H24M00S" calcext:value-type="time">
            <text:p>24.24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flussoidrico/tavole/Tavole.pdf" xlink:type="simple">Tavole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06H29M00S" calcext:value-type="time">
            <text:p>6.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ano di Gestione dei Rifiuti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GR/Relazione_Localizzazione_2016_CREMONA.pdf" xlink:type="simple">Relazione di dettaglio</text:a></text:p>
          </table:table-cell>
          <table:table-cell table:style-name="ce4"/>
          <table:table-cell table:style-name="ce4" office:value-type="string" calcext:value-type="string">
            <text:p>link ester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ano Provinciale Cave 2016-202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BOLLETTINOPPC2016.pdf" xlink:type="simple">Nuovo piano cave provinciale di Cremona adottato con d.c.p. n. 8 del 10 febbraio 2014 - Art. 9 della l.r. 14/1998 - Obiettivo TER 09.02.246 del PRS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6" office:value-type="time" office:time-value="PT38H52M00S" calcext:value-type="time">
            <text:p>38.52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giacimenti_ottimali_sabbia_ghiaia.pdf" xlink:type="simple">Carta dei giacimenti ottimali di sabbia e ghiaia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6H15M00S" calcext:value-type="time">
            <text:p>16.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giacimenti_ottimali_argilla.pdf" xlink:type="simple">Carta dei giacimenti ottimali di argilla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5H27M00S" calcext:value-type="time">
            <text:p>15.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aree_interessate_giacimenti_sfruttabili.pdf" xlink:type="simple">Carta delle aree interessate da giacimenti sfruttabili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09H07M00S" calcext:value-type="time">
            <text:p>9.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aree_vincolate_non_vincolate.pdf" xlink:type="simple">Carta delle aree vincolate e non vincolate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5H31M00S" calcext:value-type="time">
            <text:p>15.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risorse_non_vincolate.pdf" xlink:type="simple">Carta delle risorse non vincolate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1H52M00S" calcext:value-type="time">
            <text:p>11.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VincoliTavA.pdf" xlink:type="simple">Vincoli Tavola A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6" office:value-type="time" office:time-value="PT29H07M00S" calcext:value-type="time">
            <text:p>29.07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VincoliTavB.pdf" xlink:type="simple">Vincoli Tavola B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6" office:value-type="time" office:time-value="PT33H51M00S" calcext:value-type="time">
            <text:p>33.51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VincoliTavC.pdf" xlink:type="simple">Vincoli Tavola C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6" office:value-type="time" office:time-value="PT27H16M00S" calcext:value-type="time">
            <text:p>27.16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VincoliTavD.pdf" xlink:type="simple">Vincoli Tavola 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8H37M00S" calcext:value-type="time">
            <text:p>18.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PPC2013/VincoliTavE.pdf" xlink:type="simple">Vincoli Tavola E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7H19M00S" calcext:value-type="time">
            <text:p>17.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delle%20risorse%20di%20cava%20potenziali_N.pdf" xlink:type="simple">Carte risorse di cava potenziali Nor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6" office:value-type="time" office:time-value="PT40H03M00S" calcext:value-type="time">
            <text:p>40.03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delle%20risorse%20di%20cava%20potenziali_S.pdf" xlink:type="simple">Carte risorse di cava potenziali Su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6" office:value-type="time" office:time-value="PT29H37M00S" calcext:value-type="time">
            <text:p>29.37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capacita%20d%27uso%20del%20suolo%20N.pdf" xlink:type="simple">Carte capacità d'uso del suolo Nor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0H05M00S" calcext:value-type="time">
            <text:p>10.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capacita%20d%27uso%20del%20suolo%20S.pdf" xlink:type="simple">Carte capacità d'uso del suolo Su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7H01M00S" calcext:value-type="time">
            <text:p>17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valore%20agricolo%20del%20suolo%20N.pdf" xlink:type="simple">Carte valore agricolo del suolo Nor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09H27M00S" calcext:value-type="time">
            <text:p>9.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valore%20agricolo%20del%20suolo%20S.pdf" xlink:type="simple">Carte valore agricolo del suolo Su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6H17M00S" calcext:value-type="time">
            <text:p>16.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dell%27idrografia%20superficiale%20N.pdf" xlink:type="simple">Carta dell'idrografia superficiale Nor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6" office:value-type="time" office:time-value="PT24H15M00S" calcext:value-type="time">
            <text:p>24.15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dell%27idrografia%20superficiale%20S.pdf" xlink:type="simple">Carta dell'idrografia superficiale Su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22H41M00S" calcext:value-type="time">
            <text:p>22.4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dell%27uso%20del%20suolo%20e%20della%20vegetazione%20N.pdf" xlink:type="simple">Carta dell'uso del suolo e della vegetazione Nor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5H22M00S" calcext:value-type="time">
            <text:p>15.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dell%27uso%20del%20suolo%20e%20della%20vegetazione%20S.pdf" xlink:type="simple">Carta dell'uso del suolo e della vegetazione Su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1H02M00S" calcext:value-type="time">
            <text:p>11.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GEOLITOLOGICA%20N.pdf" xlink:type="simple">Carta GEOLITOLOGICA Nor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21H09M00S" calcext:value-type="time">
            <text:p>21.0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GEOLITOLOGICA%20S.pdf" xlink:type="simple">Carta GEOLITOLOGICA Su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2H43M00S" calcext:value-type="time">
            <text:p>12.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idrogeologica%20N.pdf" xlink:type="simple">Carta idrogeologica Nor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5H11M00S" calcext:value-type="time">
            <text:p>15.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Carta%20idrogeologica%20S.pdf" xlink:type="simple">Carta idrogeologica Sud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7H51M00S" calcext:value-type="time">
            <text:p>17.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sezioni1.pdf" xlink:type="simple">Sezioni 1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0H19M00S" calcext:value-type="time">
            <text:p>10.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sezioni2.pdf" xlink:type="simple">Sezioni 2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05H33M00S" calcext:value-type="time">
            <text:p>5.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sezioni3.pdf" xlink:type="simple">Sezioni 3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06H56M00S" calcext:value-type="time">
            <text:p>6.5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sezioni4.pdf" xlink:type="simple">Sezioni 4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3H29M00S" calcext:value-type="time">
            <text:p>13.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sezioni5.pdf" xlink:type="simple">Sezioni 5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1H21M00S" calcext:value-type="time">
            <text:p>11.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Sezioni%20A-A%27%20L-L%27.pdf" xlink:type="simple">Sezioni A-A' L-L'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14H13M00S" calcext:value-type="time">
            <text:p>14.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s://www.atlanteambientale.it/biblioteca/revisionePPC3/traccia%20sezioni.pdf" xlink:type="simple">Traccia sezioni</text:a></text:p>
          </table:table-cell>
          <table:table-cell table:style-name="ce4"/>
          <table:table-cell table:style-name="ce4" office:value-type="string" calcext:value-type="string">
            <text:p>PDF</text:p>
          </table:table-cell>
          <table:table-cell table:style-name="ce5" office:value-type="time" office:time-value="PT05H03M00S" calcext:value-type="time">
            <text:p>5.03</text:p>
          </table:table-cell>
          <table:table-cell table:number-columns-repeated="1020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0">
      <number:hours/>
      <number:text>.</number:text>
      <number:minute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8:49:38.59286240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10-02T18:52:32.549199607</dc:date>
    <meta:editing-duration>PT2M54S</meta:editing-duration>
    <meta:editing-cycles>1</meta:editing-cycles>
    <meta:document-statistic meta:table-count="1" meta:cell-count="144" meta:object-count="0"/>
  </office:meta>
</office:document-meta>
</file>